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zero,zero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T1: 68.00%</text:p>
          </table:table-cell>
          <table:table-cell office:value-type="string" calcext:value-type="string">
            <text:p>T5: 86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'n02690373 airliner',</text:p>
          </table:table-cell>
          <table:table-cell table:number-columns-repeated="4"/>
          <table:table-cell office:value-type="string" calcext:value-type="string">
            <text:p>[['n01484850 great white shark, white shark, man-eater, man-eating shark, Carcharodon carcharias',</text:p>
          </table:table-cell>
        </table:table-row>
        <table:table-row table:style-name="ro1">
          <table:table-cell office:value-type="string" calcext:value-type="string">
            <text:p><text:s/>'n04552348 warplane, military plane',</text:p>
          </table:table-cell>
          <table:table-cell table:number-columns-repeated="4"/>
          <table:table-cell office:value-type="string" calcext:value-type="string">
            <text:p><text:s text:c="2"/>0.80000000000000004],</text:p>
          </table:table-cell>
        </table:table-row>
        <table:table-row table:style-name="ro1">
          <table:table-cell office:value-type="string" calcext:value-type="string">
            <text:p><text:s/>'n04552348 warplane, military plane',</text:p>
          </table:table-cell>
          <table:table-cell table:number-columns-repeated="4"/>
          <table:table-cell office:value-type="string" calcext:value-type="string">
            <text:p><text:s/>['n01614925 bald eagle, American eagle, Haliaeetus leucocephalus'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4"/>
          <table:table-cell office:value-type="string" calcext:value-type="string">
            <text:p><text:s text:c="2"/>0.90000000000000002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4"/>
          <table:table-cell office:value-type="string" calcext:value-type="string">
            <text:p><text:s/>['n02106166 Border collie', 0.40000000000000002],</text:p>
          </table:table-cell>
        </table:table-row>
        <table:table-row table:style-name="ro1">
          <table:table-cell office:value-type="string" calcext:value-type="string">
            <text:p><text:s/>'n04552348 warplane, military plane',</text:p>
          </table:table-cell>
          <table:table-cell table:number-columns-repeated="4"/>
          <table:table-cell office:value-type="string" calcext:value-type="string">
            <text:p><text:s/>['n02128925 jaguar, panther, Panthera onca, Felis onca', 0.0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4"/>
          <table:table-cell office:value-type="string" calcext:value-type="string">
            <text:p><text:s/>['n02389026 sorrel', 0.90000000000000002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4"/>
          <table:table-cell office:value-type="string" calcext:value-type="string">
            <text:p><text:s/>['n02690373 airliner', 0.69999999999999996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4"/>
          <table:table-cell office:value-type="string" calcext:value-type="string">
            <text:p><text:s/>['n04146614 school bus', 0.80000000000000004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4"/>
          <table:table-cell office:value-type="string" calcext:value-type="string">
            <text:p><text:s/>['n04273569 speedboat', 0.80000000000000004],</text:p>
          </table:table-cell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4"/>
          <table:table-cell office:value-type="string" calcext:value-type="string">
            <text:p><text:s/>['n04285008 sports car, sport car', 0.59999999999999998],</text:p>
          </table:table-cell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4"/>
          <table:table-cell office:value-type="string" calcext:value-type="string">
            <text:p><text:s/>['n04467665 trailer truck, tractor trailer, trucking rig, rig, articulated lorry, semi',</text:p>
          </table:table-cell>
        </table:table-row>
        <table:table-row table:style-name="ro1">
          <table:table-cell office:value-type="string" calcext:value-type="string">
            <text:p><text:s/>'n01608432 kite',</text:p>
          </table:table-cell>
          <table:table-cell table:number-columns-repeated="4"/>
          <table:table-cell office:value-type="string" calcext:value-type="string">
            <text:p><text:s text:c="2"/>0.90000000000000002]]</text:p>
          </table:table-cell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06166 Border collie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06166 Border collie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06662 German shepherd, German shepherd dog, German police dog, alsatian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06166 Border collie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086910 papillon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090622 borzoi, Russian wolfhound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02040 English springer, English springer spani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06166 Border collie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02177 Welsh springer spani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00735 English sette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066245 grey whale, gray whale, devilfish, Eschrichtius gibbosus, Eschrichtius robust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91361 tiger shark, Galeocerdo cuvieri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417914 ibex, Capra ibex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3895866 passenger car, coach, carriage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87081 trolleybus, trolley coach, trackless trolley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422699 impala, Aepyceros melamp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981792 catamaran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9246464 cliff, drop, drop-off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style-name="ce1" office:value-type="percentage" office:value="0.73" calcext:value-type="percentage">
            <text:p>73.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037443 racer, race car, racing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9193705 alp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037443 racer, race car, racing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3100240 convertible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5501 tract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7665 trailer truck, tractor trailer, trucking rig, rig, articulated lorry, semi']</text:p>
          </table:table-cell>
          <table:table-cell table:number-columns-repeated="5"/>
        </table:table-row>
      </table:table>
      <table:table table:name="zero,one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T1: 34%</text:p>
          </table:table-cell>
          <table:table-cell table:style-name="ce1" office:value-type="string" calcext:value-type="string">
            <text:p>T5: 56.99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'n02690373 airliner',</text:p>
          </table:table-cell>
          <table:table-cell table:number-columns-repeated="4"/>
          <table:table-cell office:value-type="string" calcext:value-type="string">
            <text:p>[['n01484850 great white shark, white shark, man-eater, man-eating shark, Carcharodon carcharias'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4"/>
          <table:table-cell office:value-type="string" calcext:value-type="string">
            <text:p><text:s text:c="2"/>0.90000000000000002],</text:p>
          </table:table-cell>
        </table:table-row>
        <table:table-row table:style-name="ro1">
          <table:table-cell office:value-type="string" calcext:value-type="string">
            <text:p><text:s/>'n04552348 warplane, military plane',</text:p>
          </table:table-cell>
          <table:table-cell table:number-columns-repeated="4"/>
          <table:table-cell office:value-type="string" calcext:value-type="string">
            <text:p><text:s/>['n01614925 bald eagle, American eagle, Haliaeetus leucocephalus', 1.0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4"/>
          <table:table-cell office:value-type="string" calcext:value-type="string">
            <text:p><text:s/>['n02106166 Border collie', 0.40000000000000002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4"/>
          <table:table-cell office:value-type="string" calcext:value-type="string">
            <text:p><text:s/>['n02128925 jaguar, panther, Panthera onca, Felis onca', 0.0],</text:p>
          </table:table-cell>
        </table:table-row>
        <table:table-row table:style-name="ro1">
          <table:table-cell office:value-type="string" calcext:value-type="string">
            <text:p><text:s/>'n04592741 wing',</text:p>
          </table:table-cell>
          <table:table-cell table:number-columns-repeated="4"/>
          <table:table-cell office:value-type="string" calcext:value-type="string">
            <text:p><text:s/>['n02389026 sorrel', 0.90000000000000002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4"/>
          <table:table-cell office:value-type="string" calcext:value-type="string">
            <text:p><text:s/>['n02690373 airliner', 0.80000000000000004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4"/>
          <table:table-cell office:value-type="string" calcext:value-type="string">
            <text:p><text:s/>['n04146614 school bus', 0.80000000000000004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4"/>
          <table:table-cell office:value-type="string" calcext:value-type="string">
            <text:p><text:s/>['n04273569 speedboat', 0.90000000000000002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4"/>
          <table:table-cell office:value-type="string" calcext:value-type="string">
            <text:p><text:s/>['n04285008 sports car, sport car', 0.69999999999999996],</text:p>
          </table:table-cell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4"/>
          <table:table-cell office:value-type="string" calcext:value-type="string">
            <text:p><text:s/>['n04467665 trailer truck, tractor trailer, trucking rig, rig, articulated lorry, semi',</text:p>
          </table:table-cell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4"/>
          <table:table-cell office:value-type="string" calcext:value-type="string">
            <text:p><text:s text:c="2"/>0.90000000000000002]]</text:p>
          </table:table-cell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06166 Border collie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06166 Border collie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06030 collie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06166 Border collie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086910 papillon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090622 borzoi, Russian wolfhound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02040 English springer, English springer spani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06166 Border collie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02177 Welsh springer spani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11500 Great Pyrenee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91361 tiger shark, Galeocerdo cuvieri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3895866 passenger car, coach, carriage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87081 trolleybus, trolley coach, trackless trolley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422699 impala, Aepyceros melamp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83307 trimaran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037443 racer, race car, racing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037443 racer, race car, racing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037443 racer, race car, racing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5501 tract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7665 trailer truck, tractor trailer, trucking rig, rig, articulated lorry, semi']</text:p>
          </table:table-cell>
          <table:table-cell table:number-columns-repeated="5"/>
        </table:table-row>
      </table:table>
      <table:table table:name="one,two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T1: 73%</text:p>
          </table:table-cell>
          <table:table-cell table:style-name="ce1" office:value-type="string" calcext:value-type="string">
            <text:p>T5: 89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'n02690373 airliner',</text:p>
          </table:table-cell>
          <table:table-cell table:number-columns-repeated="4"/>
          <table:table-cell office:value-type="string" calcext:value-type="string">
            <text:p>[['n01484850 great white shark, white shark, man-eater, man-eating shark, Carcharodon carcharias'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4"/>
          <table:table-cell office:value-type="string" calcext:value-type="string">
            <text:p><text:s text:c="2"/>0.90000000000000002],</text:p>
          </table:table-cell>
        </table:table-row>
        <table:table-row table:style-name="ro1">
          <table:table-cell office:value-type="string" calcext:value-type="string">
            <text:p><text:s/>'n04552348 warplane, military plane',</text:p>
          </table:table-cell>
          <table:table-cell table:number-columns-repeated="4"/>
          <table:table-cell office:value-type="string" calcext:value-type="string">
            <text:p><text:s/>['n01614925 bald eagle, American eagle, Haliaeetus leucocephalus', 1.0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4"/>
          <table:table-cell office:value-type="string" calcext:value-type="string">
            <text:p><text:s/>['n02106166 Border collie', 0.40000000000000002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4"/>
          <table:table-cell office:value-type="string" calcext:value-type="string">
            <text:p><text:s/>['n02128925 jaguar, panther, Panthera onca, Felis onca', 0.0],</text:p>
          </table:table-cell>
        </table:table-row>
        <table:table-row table:style-name="ro1">
          <table:table-cell office:value-type="string" calcext:value-type="string">
            <text:p><text:s/>'n04592741 wing',</text:p>
          </table:table-cell>
          <table:table-cell table:number-columns-repeated="4"/>
          <table:table-cell office:value-type="string" calcext:value-type="string">
            <text:p><text:s/>['n02389026 sorrel', 0.90000000000000002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4"/>
          <table:table-cell office:value-type="string" calcext:value-type="string">
            <text:p><text:s/>['n02690373 airliner', 0.80000000000000004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4"/>
          <table:table-cell office:value-type="string" calcext:value-type="string">
            <text:p><text:s/>['n04146614 school bus', 0.80000000000000004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4"/>
          <table:table-cell office:value-type="string" calcext:value-type="string">
            <text:p><text:s/>['n04273569 speedboat', 0.90000000000000002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4"/>
          <table:table-cell office:value-type="string" calcext:value-type="string">
            <text:p><text:s/>['n04285008 sports car, sport car', 0.69999999999999996],</text:p>
          </table:table-cell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4"/>
          <table:table-cell office:value-type="string" calcext:value-type="string">
            <text:p><text:s/>['n04467665 trailer truck, tractor trailer, trucking rig, rig, articulated lorry, semi',</text:p>
          </table:table-cell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4"/>
          <table:table-cell office:value-type="string" calcext:value-type="string">
            <text:p><text:s text:c="2"/>0.90000000000000002]]</text:p>
          </table:table-cell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06166 Border collie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06166 Border collie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06030 collie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06166 Border collie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086910 papillon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090622 borzoi, Russian wolfhound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02040 English springer, English springer spani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06166 Border collie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02177 Welsh springer spani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11500 Great Pyrenee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91361 tiger shark, Galeocerdo cuvieri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3895866 passenger car, coach, carriage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87081 trolleybus, trolley coach, trackless trolley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422699 impala, Aepyceros melamp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83307 trimaran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037443 racer, race car, racing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037443 racer, race car, racing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037443 racer, race car, racing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5501 tract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7665 trailer truck, tractor trailer, trucking rig, rig, articulated lorry, semi']</text:p>
          </table:table-cell>
          <table:table-cell table:number-columns-repeated="5"/>
        </table:table-row>
      </table:table>
      <table:table table:name="one,one" table:style-name="ta1"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T1 68%</text:p>
          </table:table-cell>
          <table:table-cell office:value-type="string" calcext:value-type="string">
            <text:p>T5 86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'n02690373 airliner',</text:p>
          </table:table-cell>
          <table:table-cell table:number-columns-repeated="5"/>
          <table:table-cell office:value-type="string" calcext:value-type="string">
            <text:p>[['n01484850 great white shark, white shark, man-eater, man-eating shark, Carcharodon carcharias',</text:p>
          </table:table-cell>
        </table:table-row>
        <table:table-row table:style-name="ro1">
          <table:table-cell office:value-type="string" calcext:value-type="string">
            <text:p><text:s/>'n04552348 warplane, military plane',</text:p>
          </table:table-cell>
          <table:table-cell table:number-columns-repeated="5"/>
          <table:table-cell office:value-type="string" calcext:value-type="string">
            <text:p><text:s text:c="2"/>0.80000000000000004],</text:p>
          </table:table-cell>
        </table:table-row>
        <table:table-row table:style-name="ro1">
          <table:table-cell office:value-type="string" calcext:value-type="string">
            <text:p><text:s/>'n04552348 warplane, military plane',</text:p>
          </table:table-cell>
          <table:table-cell table:number-columns-repeated="5"/>
          <table:table-cell office:value-type="string" calcext:value-type="string">
            <text:p><text:s/>['n01614925 bald eagle, American eagle, Haliaeetus leucocephalus'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5"/>
          <table:table-cell office:value-type="string" calcext:value-type="string">
            <text:p><text:s text:c="2"/>0.90000000000000002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5"/>
          <table:table-cell office:value-type="string" calcext:value-type="string">
            <text:p><text:s/>['n02106166 Border collie', 0.40000000000000002],</text:p>
          </table:table-cell>
        </table:table-row>
        <table:table-row table:style-name="ro1">
          <table:table-cell office:value-type="string" calcext:value-type="string">
            <text:p><text:s/>'n04552348 warplane, military plane',</text:p>
          </table:table-cell>
          <table:table-cell table:number-columns-repeated="5"/>
          <table:table-cell office:value-type="string" calcext:value-type="string">
            <text:p><text:s/>['n02128925 jaguar, panther, Panthera onca, Felis onca', 0.0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5"/>
          <table:table-cell office:value-type="string" calcext:value-type="string">
            <text:p><text:s/>['n02389026 sorrel', 0.90000000000000002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5"/>
          <table:table-cell office:value-type="string" calcext:value-type="string">
            <text:p><text:s/>['n02690373 airliner', 0.69999999999999996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5"/>
          <table:table-cell office:value-type="string" calcext:value-type="string">
            <text:p><text:s/>['n04146614 school bus', 0.80000000000000004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5"/>
          <table:table-cell office:value-type="string" calcext:value-type="string">
            <text:p><text:s/>['n04273569 speedboat', 0.80000000000000004],</text:p>
          </table:table-cell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5"/>
          <table:table-cell office:value-type="string" calcext:value-type="string">
            <text:p><text:s/>['n04285008 sports car, sport car', 0.59999999999999998],</text:p>
          </table:table-cell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5"/>
          <table:table-cell office:value-type="string" calcext:value-type="string">
            <text:p><text:s/>['n04467665 trailer truck, tractor trailer, trucking rig, rig, articulated lorry, semi',</text:p>
          </table:table-cell>
        </table:table-row>
        <table:table-row table:style-name="ro1">
          <table:table-cell office:value-type="string" calcext:value-type="string">
            <text:p><text:s/>'n01608432 kite',</text:p>
          </table:table-cell>
          <table:table-cell table:number-columns-repeated="5"/>
          <table:table-cell office:value-type="string" calcext:value-type="string">
            <text:p><text:s text:c="2"/>0.90000000000000002]]</text:p>
          </table:table-cell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06166 Border collie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06166 Border collie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06662 German shepherd, German shepherd dog, German police dog, alsatian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06166 Border collie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086910 papillon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090622 borzoi, Russian wolfhound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02040 English springer, English springer spaniel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06166 Border collie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02177 Welsh springer spaniel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00735 English sette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066245 grey whale, gray whale, devilfish, Eschrichtius gibbosus, Eschrichtius robust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491361 tiger shark, Galeocerdo cuvieri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417914 ibex, Capra ibex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3895866 passenger car, coach, carriage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487081 trolleybus, trolley coach, trackless trolley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422699 impala, Aepyceros melamp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981792 catamaran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9246464 cliff, drop, drop-off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037443 racer, race car, racing ca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9193705 alp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037443 racer, race car, racing ca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3100240 convertible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465501 tracto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467665 trailer truck, tractor trailer, trucking rig, rig, articulated lorry, semi']</text:p>
          </table:table-cell>
          <table:table-cell table:number-columns-repeated="6"/>
        </table:table-row>
      </table:table>
      <table:table table:name="two,two" table:style-name="ta1">
        <table:table-column table:style-name="co1" table:number-columns-repeated="7" table:default-cell-style-name="Default"/>
        <table:table-row table:style-name="ro2">
          <table:table-cell office:value-type="string" calcext:value-type="string">
            <text:p>t1 <text:span text:style-name="T1">69.99%</text:span></text:p>
          </table:table-cell>
          <table:table-cell office:value-type="string" calcext:value-type="string">
            <text:p>T5 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'n02690373 airliner',</text:p>
          </table:table-cell>
          <table:table-cell table:number-columns-repeated="5"/>
          <table:table-cell office:value-type="string" calcext:value-type="string">
            <text:p>[['n01484850 great white shark, white shark, man-eater, man-eating shark, Carcharodon carcharias',</text:p>
          </table:table-cell>
        </table:table-row>
        <table:table-row table:style-name="ro1">
          <table:table-cell office:value-type="string" calcext:value-type="string">
            <text:p><text:s/>'n04552348 warplane, military plane',</text:p>
          </table:table-cell>
          <table:table-cell table:number-columns-repeated="5"/>
          <table:table-cell office:value-type="string" calcext:value-type="string">
            <text:p><text:s text:c="2"/>0.80000000000000004],</text:p>
          </table:table-cell>
        </table:table-row>
        <table:table-row table:style-name="ro1">
          <table:table-cell office:value-type="string" calcext:value-type="string">
            <text:p><text:s/>'n04552348 warplane, military plane',</text:p>
          </table:table-cell>
          <table:table-cell table:number-columns-repeated="5"/>
          <table:table-cell office:value-type="string" calcext:value-type="string">
            <text:p><text:s/>['n01614925 bald eagle, American eagle, Haliaeetus leucocephalus', 1.0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5"/>
          <table:table-cell office:value-type="string" calcext:value-type="string">
            <text:p><text:s/>['n02106166 Border collie', 0.40000000000000002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5"/>
          <table:table-cell office:value-type="string" calcext:value-type="string">
            <text:p><text:s/>['n02128925 jaguar, panther, Panthera onca, Felis onca', 0.0],</text:p>
          </table:table-cell>
        </table:table-row>
        <table:table-row table:style-name="ro1">
          <table:table-cell office:value-type="string" calcext:value-type="string">
            <text:p><text:s/>'n04592741 wing',</text:p>
          </table:table-cell>
          <table:table-cell table:number-columns-repeated="5"/>
          <table:table-cell office:value-type="string" calcext:value-type="string">
            <text:p><text:s/>['n02389026 sorrel', 0.90000000000000002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5"/>
          <table:table-cell office:value-type="string" calcext:value-type="string">
            <text:p><text:s/>['n02690373 airliner', 0.69999999999999996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5"/>
          <table:table-cell office:value-type="string" calcext:value-type="string">
            <text:p><text:s/>['n04146614 school bus', 0.90000000000000002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5"/>
          <table:table-cell office:value-type="string" calcext:value-type="string">
            <text:p><text:s/>['n04273569 speedboat', 0.80000000000000004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5"/>
          <table:table-cell office:value-type="string" calcext:value-type="string">
            <text:p><text:s/>['n04285008 sports car, sport car', 0.59999999999999998],</text:p>
          </table:table-cell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5"/>
          <table:table-cell office:value-type="string" calcext:value-type="string">
            <text:p><text:s/>['n04467665 trailer truck, tractor trailer, trucking rig, rig, articulated lorry, semi',</text:p>
          </table:table-cell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5"/>
          <table:table-cell office:value-type="string" calcext:value-type="string">
            <text:p><text:s text:c="2"/>0.90000000000000002]]</text:p>
          </table:table-cell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06166 Border collie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06166 Border collie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06662 German shepherd, German shepherd dog, German police dog, alsatian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06166 Border collie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086910 papillon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090622 borzoi, Russian wolfhound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090622 borzoi, Russian wolfhound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06166 Border collie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02177 Welsh springer spaniel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00735 English sette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066245 grey whale, gray whale, devilfish, Eschrichtius gibbosus, Eschrichtius robust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491361 tiger shark, Galeocerdo cuvieri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417914 ibex, Capra ibex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3895866 passenger car, coach, carriage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422699 impala, Aepyceros melamp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981792 catamaran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9246464 cliff, drop, drop-off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037443 racer, race car, racing ca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9193705 alp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037443 racer, race car, racing ca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3100240 convertible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465501 tracto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467665 trailer truck, tractor trailer, trucking rig, rig, articulated lorry, semi']</text:p>
          </table:table-cell>
          <table:table-cell table:number-columns-repeated="6"/>
        </table:table-row>
      </table:table>
      <table:table table:name="attention_accuracy_images_1" table:style-name="ta1"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/>
          <table:table-cell table:style-name="Default" office:value-type="string" calcext:value-type="string">
            <text:p>T1</text:p>
          </table:table-cell>
          <table:table-cell table:style-name="Default" office:value-type="string" calcext:value-type="string">
            <text:p>T5</text:p>
          </table:table-cell>
        </table:table-row>
        <table:table-row table:style-name="ro1">
          <table:table-cell office:value-type="string" calcext:value-type="string">
            <text:p>1_1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89" calcext:value-type="percentage">
            <text:p>89.00%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89" calcext:value-type="percentage">
            <text:p>89.00%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87" calcext:value-type="percentage">
            <text:p>87.00%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86" calcext:value-type="percentage">
            <text:p>86.00%</text:p>
          </table:table-cell>
        </table:table-row>
      </table:table>
      <table:table table:name="MIRC_overlap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[1.0,</text:p>
          </table:table-cell>
          <table:table-cell/>
          <table:table-cell office:value-type="string" calcext:value-type="string">
            <text:p>['original_MIRC_composites/mircs0.JPEG.svg',</text:p>
          </table:table-cell>
        </table:table-row>
        <table:table-row table:style-name="ro1">
          <table:table-cell office:value-type="string" calcext:value-type="string">
            <text:p><text:s/>0.39130434782608697,</text:p>
          </table:table-cell>
          <table:table-cell/>
          <table:table-cell office:value-type="string" calcext:value-type="string">
            <text:p><text:s/>'original_MIRC_composites/mircs1.JPEG.svg',</text:p>
          </table:table-cell>
        </table:table-row>
        <table:table-row table:style-name="ro1">
          <table:table-cell office:value-type="string" calcext:value-type="string">
            <text:p><text:s/>0.80952380952380953,</text:p>
          </table:table-cell>
          <table:table-cell/>
          <table:table-cell office:value-type="string" calcext:value-type="string">
            <text:p><text:s/>'original_MIRC_composites/mircs2.JPEG.svg',</text:p>
          </table:table-cell>
        </table:table-row>
        <table:table-row table:style-name="ro1">
          <table:table-cell office:value-type="string" calcext:value-type="string">
            <text:p><text:s/>0.59999999999999998,</text:p>
          </table:table-cell>
          <table:table-cell/>
          <table:table-cell office:value-type="string" calcext:value-type="string">
            <text:p><text:s/>'original_MIRC_composites/mircs3.JPEG.svg',</text:p>
          </table:table-cell>
        </table:table-row>
        <table:table-row table:style-name="ro1">
          <table:table-cell office:value-type="string" calcext:value-type="string">
            <text:p><text:s/>0.21052631578947367,</text:p>
          </table:table-cell>
          <table:table-cell/>
          <table:table-cell office:value-type="string" calcext:value-type="string">
            <text:p><text:s/>'original_MIRC_composites/mircs4.JPEG.svg',</text:p>
          </table:table-cell>
        </table:table-row>
        <table:table-row table:style-name="ro1">
          <table:table-cell office:value-type="string" calcext:value-type="string">
            <text:p><text:s/>0.84999999999999998,</text:p>
          </table:table-cell>
          <table:table-cell/>
          <table:table-cell office:value-type="string" calcext:value-type="string">
            <text:p><text:s/>'original_MIRC_composites/mircs5.JPEG.svg',</text:p>
          </table:table-cell>
        </table:table-row>
        <table:table-row table:style-name="ro1">
          <table:table-cell office:value-type="string" calcext:value-type="string">
            <text:p><text:s/>0.90000000000000002,</text:p>
          </table:table-cell>
          <table:table-cell/>
          <table:table-cell office:value-type="string" calcext:value-type="string">
            <text:p><text:s/>'original_MIRC_composites/mircs6.JPEG.svg',</text:p>
          </table:table-cell>
        </table:table-row>
        <table:table-row table:style-name="ro1">
          <table:table-cell office:value-type="string" calcext:value-type="string">
            <text:p><text:s/>0.76923076923076927,</text:p>
          </table:table-cell>
          <table:table-cell/>
          <table:table-cell office:value-type="string" calcext:value-type="string">
            <text:p><text:s/>'original_MIRC_composites/mircs7.JPEG.svg',</text:p>
          </table:table-cell>
        </table:table-row>
        <table:table-row table:style-name="ro1">
          <table:table-cell office:value-type="string" calcext:value-type="string">
            <text:p><text:s/>0.80000000000000004,</text:p>
          </table:table-cell>
          <table:table-cell/>
          <table:table-cell office:value-type="string" calcext:value-type="string">
            <text:p><text:s/>'original_MIRC_composites/mircs8.JPEG.svg',</text:p>
          </table:table-cell>
        </table:table-row>
        <table:table-row table:style-name="ro1">
          <table:table-cell office:value-type="string" calcext:value-type="string">
            <text:p><text:s/>0.625]</text:p>
          </table:table-cell>
          <table:table-cell/>
          <table:table-cell office:value-type="string" calcext:value-type="string">
            <text:p><text:s/>'original_MIRC_composites/mircs9.JPEG.svg'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7">00/00/0000</text:date>, <text:time style:data-style-name="N2" text:time-value="16:48:26.3166501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2:07:25.298740575</meta:creation-date>
    <dc:date>2016-10-27T16:49:09.682103376</dc:date>
    <meta:editing-duration>P1DT20H21M19S</meta:editing-duration>
    <meta:editing-cycles>3</meta:editing-cycles>
    <meta:generator>LibreOffice/4.2.8.2$Linux_X86_64 LibreOffice_project/420m0$Build-2</meta:generator>
    <meta:document-statistic meta:table-count="7" meta:cell-count="607" meta:object-count="0"/>
  </office:meta>
</office:document-meta>
</file>